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color="#000000" fo:font-size="18pt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fo:font-size="18pt" style:font-size-asian="18pt" style:font-size-complex="18pt"/>
    </style:style>
    <style:style style:name="P4" style:family="paragraph" style:parent-style-name="Standard" style:list-style-name="L3">
      <style:paragraph-properties fo:text-align="start" style:justify-single-word="false"/>
      <style:text-properties fo:color="#000000"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6">
      <style:paragraph-properties fo:text-align="start" style:justify-single-word="false"/>
    </style:style>
    <style:style style:name="P8" style:family="paragraph" style:parent-style-name="Standard" style:list-style-name="L8">
      <style:paragraph-properties fo:text-align="start" style:justify-single-word="false"/>
    </style:style>
    <style:style style:name="P9" style:family="paragraph" style:parent-style-name="Standard" style:list-style-name="L9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color="#ff0000" fo:font-size="22pt" style:font-size-asian="22pt" style:font-size-complex="22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celta del Colore</text:p>
      <text:p text:style-name="P1"/>
      <text:p text:style-name="P1"/>
      <text:p text:style-name="P2">Volendo riprendere in considerazione le colorazioni scelte originariamente per il grado di difficoltà, avremo:</text:p>
      <text:list xml:id="list7548646093243158431" text:style-name="L1">
        <text:list-item>
          <text:p text:style-name="P3">Verde</text:p>
        </text:list-item>
        <text:list-item>
          <text:p text:style-name="P3">Arancione</text:p>
        </text:list-item>
        <text:list-item>
          <text:p text:style-name="P3">Rosso</text:p>
        </text:list-item>
      </text:list>
      <text:p text:style-name="P2">Escludiamo provvisoriamente dall'elenco il colore “Rosso + Segnale Acustico” poiché identificherà unicamente le situazioni caratterizzanti pericolo.</text:p>
      <text:p text:style-name="P2"/>
      <text:p text:style-name="P2">L'idea di base è quella di unificare la semplicità di implementazione con un sufficiente grado di dettaglio.</text:p>
      <text:p text:style-name="P2">Suddivideremo gerarchicamente il funzionamento della “Selezione colorazione”:</text:p>
      <text:p text:style-name="P2"/>
      <text:list xml:id="list2949658396646203923" text:style-name="L3">
        <text:list-item>
          <text:p text:style-name="P6"><text:span text:style-name="T1">STANZA</text:span></text:p>
          <text:p text:style-name="P6"><text:span text:style-name="T1">Ogni sensore può essere considerato solamente Verde (valore comunicato non fuori soglia) o Rosso (valore comunicato fuori soglia) e il colore di una stanza verrà scelto in base alle seguenti percentuali:</text:span></text:p>
        </text:list-item>
      </text:list>
      <text:list xml:id="list3105425622243703136" text:style-name="L6">
        <text:list-item>
          <text:p text:style-name="P7"><text:span text:style-name="T1">Verde: lo 0% dei sensori della stanza sono Rossi;</text:span></text:p>
        </text:list-item>
        <text:list-item>
          <text:p text:style-name="P7"><text:span text:style-name="T1">Gialla: meno del 30% dei sensori della stanza sono Rossi;</text:span></text:p>
        </text:list-item>
        <text:list-item>
          <text:p text:style-name="P7"><text:span text:style-name="T1">Rossa: meno dell'75% dei sensori della stanza sono Rossi;</text:span></text:p>
        </text:list-item>
        <text:list-item>
          <text:p text:style-name="P7"><text:span text:style-name="T2">Segnale acustico</text:span><text:span text:style-name="T1">: più dell'80% dei sensori sono Rossi;</text:span></text:p>
        </text:list-item>
      </text:list>
      <text:list xml:id="list40278189" text:continue-list="list2949658396646203923" text:style-name="L3">
        <text:list-header>
          <text:p text:style-name="P6"><text:span text:style-name="T1">(</text:span><text:span text:style-name="T3">In corrispondenza del SEGNALE ACUSTICO, il nome della stanza “incriminata” sulla Dash verra sottolineato, così come quello dell'edificio all'interno del quale si trova, dell'area in cui è collocato quest'ultimo e sopratutto indipendentemente </text:span></text:p>
          <text:p text:style-name="P6"><text:span text:style-name="T3">dal loro colore</text:span><text:span text:style-name="T1">) <text:s/></text:span></text:p>
        </text:list-header>
      </text:list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list xml:id="list40295445" text:continue-numbering="true" text:style-name="L3">
        <text:list-item>
          <text:p text:style-name="P6"><text:span text:style-name="T1">EDIFICIO</text:span></text:p>
          <text:p text:style-name="P6"><text:span text:style-name="T1">Ogni stanza di un edificio può essere di tre diversi colori come stabilito nel punto precedente:</text:span></text:p>
        </text:list-item>
      </text:list>
      <text:list xml:id="list3964926137611423072" text:style-name="L8">
        <text:list-item>
          <text:p text:style-name="P8"><text:span text:style-name="T1">Verde: lo 0% delle stanze dell'edificio sono gialle e/o rosse;</text:span></text:p>
        </text:list-item>
        <text:list-item>
          <text:p text:style-name="P8"><text:span text:style-name="T1">Giallo: meno del 30% delle stanze dell'edificio sono rosse;</text:span></text:p>
        </text:list-item>
        <text:list-item>
          <text:p text:style-name="P8"><text:span text:style-name="T1">Rosso: meno del 75% delle stanze dell'edificio sono rosse;</text:span></text:p>
        </text:list-item>
        <text:list-item>
          <text:p text:style-name="P8"><text:span text:style-name="T2">Segnale Acustico</text:span><text:span text:style-name="T1"> (Sottolineatura del nome dell'edificio): una stanza dell'edificio è sottolineata e/o più del 75% delle stanze dell'edificio sono rosse;</text:span></text:p>
        </text:list-item>
      </text:list>
      <text:list xml:id="list40292288" text:continue-list="list40295445" text:style-name="L3">
        <text:list-header>
          <text:p text:style-name="P4"><text:span text:style-name="T1"/></text:p>
        </text:list-header>
        <text:list-item>
          <text:p text:style-name="P6"><text:span text:style-name="T1">ZONA</text:span></text:p>
          <text:p text:style-name="P6"><text:span text:style-name="T1">Tutto ciò che è stato scritto per l'edificio vale per la zona, ovviamente contando la percentuale di stanze rosse. Per completezza riporto per esteso la clausola riguardante il segnale acustico:</text:span></text:p>
        </text:list-item>
      </text:list>
      <text:list xml:id="list8919596070230833958" text:style-name="L9">
        <text:list-item>
          <text:p text:style-name="P9"><text:span text:style-name="T2">Segnale Acustico </text:span><text:span text:style-name="T1">(Sottolineatura del nome della zona):</text:span></text:p>
          <text:p text:style-name="P9"><text:span text:style-name="T1">una stanza di un edificio della zona è sottolineata e/o il nome di un edificio della zona è sottolineato e/o più del 75% degli edifici della zona sono rossi;</text:span></text:p>
        </text:list-item>
      </text:list>
      <text:p text:style-name="P5"><text:span text:style-name="T1"/></text:p>
      <text:p text:style-name="P5"><text:span text:style-name="T1">Ovviamente per ogni etichetta colorata (sopratutto al livello di Zona e di Città) potrebbe essere utile specificare la percentuale di Giallo e Rosso contenuto all'interno dell'area (intesa come zona geografica generica della mappa) in esame.</text:span></text:p>
      <text:list xml:id="list40278992" text:continue-list="list40292288" text:style-name="L3">
        <text:list-header>
          <text:p text:style-name="P4"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 V</meta:initial-creator>
    <meta:creation-date>2018-11-24T19:19:59.09</meta:creation-date>
    <dc:date>2018-11-24T20:08:33.83</dc:date>
    <dc:creator>V V</dc:creator>
    <meta:editing-duration>PT31M20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2" meta:paragraph-count="27" meta:word-count="346" meta:character-count="2275"/>
  </office:meta>
</office:document-meta>
</file>